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8d24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leihgegenstandt: <text:span text:style-name="T2">Großer Grill</text:span></text:p>
      <text:p text:style-name="P1">Zubehör: <text:span text:style-name="T2">1x Rost, 1x Grill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1</meta:editing-cycles>
    <meta:generator>LibreOffice/4.2.2.1$Windows_x86 LibreOffice_project/3be8cda0bddd8e430d8cda1ebfd581265cca5a0f</meta:generator>
    <dc:date>2014-12-16T13:59:44.490000000</dc:date>
    <meta:document-statistic meta:table-count="0" meta:image-count="0" meta:object-count="1" meta:page-count="1" meta:paragraph-count="2" meta:word-count="8" meta:character-count="58" meta:non-whitespace-character-count="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